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RW Chancery L" svg:font-family="'URW Chancery L'" style:font-pitch="variable"/>
    <style:font-face style:name="MS UI Gothic" svg:font-family="'MS UI Gothic'"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style:font-name="Arial" officeooo:paragraph-rsid="0007315f"/>
    </style:style>
    <style:style style:name="P2" style:family="paragraph" style:parent-style-name="Standard">
      <style:text-properties style:font-name="Arial" fo:font-size="12pt" officeooo:paragraph-rsid="0007315f" style:font-size-asian="12pt" style:font-size-complex="12pt"/>
    </style:style>
    <style:style style:name="P3" style:family="paragraph" style:parent-style-name="Standard">
      <style:text-properties style:font-name="Arial" fo:font-size="12pt" officeooo:paragraph-rsid="000a84ce" style:font-size-asian="12pt" style:font-size-complex="12pt"/>
    </style:style>
    <style:style style:name="P4" style:family="paragraph" style:parent-style-name="Standard">
      <style:text-properties style:font-name="Arial" fo:font-size="12pt" officeooo:paragraph-rsid="0003da7b" style:font-size-asian="12pt" style:font-size-complex="12pt"/>
    </style:style>
    <style:style style:name="P5" style:family="paragraph" style:parent-style-name="Standard">
      <style:text-properties style:font-name="Arial" fo:font-size="12pt" officeooo:paragraph-rsid="000672f2" style:font-size-asian="12pt" style:font-size-complex="12pt"/>
    </style:style>
    <style:style style:name="P6" style:family="paragraph" style:parent-style-name="Standard">
      <style:text-properties style:font-name="Arial" fo:font-size="12pt" officeooo:paragraph-rsid="00070f34" style:font-size-asian="12pt" style:font-size-complex="12pt"/>
    </style:style>
    <style:style style:name="P7" style:family="paragraph" style:parent-style-name="Standard">
      <style:text-properties style:font-name="Arial" fo:font-size="12pt" officeooo:paragraph-rsid="000544e0" style:font-size-asian="12pt" style:font-size-complex="12pt"/>
    </style:style>
    <style:style style:name="P8" style:family="paragraph" style:parent-style-name="Standard">
      <style:text-properties style:font-name="Arial" fo:font-size="12pt" officeooo:paragraph-rsid="000a2f0a" style:font-size-asian="12pt" style:font-size-complex="12pt"/>
    </style:style>
    <style:style style:name="P9" style:family="paragraph" style:parent-style-name="Standard">
      <style:text-properties style:font-name="Arial" fo:font-size="12pt" officeooo:paragraph-rsid="0007315f" style:font-name-asian="Arial" style:font-size-asian="12pt" style:font-size-complex="12pt"/>
    </style:style>
    <style:style style:name="P10" style:family="paragraph" style:parent-style-name="Standard">
      <style:text-properties style:font-name="Arial" fo:font-size="12pt" officeooo:paragraph-rsid="00115d82" style:font-name-asian="Arial" style:font-size-asian="12pt" style:font-size-complex="12pt"/>
    </style:style>
    <style:style style:name="P11" style:family="paragraph" style:parent-style-name="Standard">
      <style:text-properties style:font-name="Arial" officeooo:paragraph-rsid="000c95d3" style:font-name-asian="Arial"/>
    </style:style>
    <style:style style:name="P12" style:family="paragraph" style:parent-style-name="Standard">
      <style:text-properties style:font-name="Arial" officeooo:paragraph-rsid="000ce3f4" style:font-name-asian="Arial"/>
    </style:style>
    <style:style style:name="P13" style:family="paragraph" style:parent-style-name="Standard">
      <style:text-properties style:font-name="Arial" officeooo:paragraph-rsid="000fba35" style:font-name-asian="Arial"/>
    </style:style>
    <style:style style:name="T1" style:family="text">
      <style:text-properties officeooo:rsid="0003da7b"/>
    </style:style>
    <style:style style:name="T2" style:family="text">
      <style:text-properties officeooo:rsid="000544e0"/>
    </style:style>
    <style:style style:name="T3" style:family="text">
      <style:text-properties officeooo:rsid="000672f2"/>
    </style:style>
    <style:style style:name="T4" style:family="text">
      <style:text-properties officeooo:rsid="00070f34"/>
    </style:style>
    <style:style style:name="T5" style:family="text">
      <style:text-properties officeooo:rsid="0007315f"/>
    </style:style>
    <style:style style:name="T6" style:family="text">
      <style:text-properties officeooo:rsid="000a84ce"/>
    </style:style>
    <style:style style:name="T7" style:family="text">
      <style:text-properties officeooo:rsid="000b5b60"/>
    </style:style>
    <style:style style:name="T8" style:family="text">
      <style:text-properties style:font-name="Arial" fo:font-size="12pt" officeooo:rsid="0007315f" style:font-name-asian="MS UI Gothic" style:font-size-asian="12pt" style:font-name-complex="Arial"/>
    </style:style>
    <style:style style:name="T9" style:family="text">
      <style:text-properties style:font-name="Arial" fo:font-size="12pt" officeooo:rsid="000c95d3" style:font-name-asian="MS UI Gothic" style:font-size-asian="12pt" style:font-name-complex="Arial"/>
    </style:style>
    <style:style style:name="T10" style:family="text">
      <style:text-properties style:font-name="Arial" fo:font-size="12pt" officeooo:rsid="000ce3f4" style:font-name-asian="MS UI Gothic" style:font-size-asian="12pt" style:font-name-complex="Arial"/>
    </style:style>
    <style:style style:name="T11" style:family="text">
      <style:text-properties style:font-name="Arial" fo:font-size="12pt" officeooo:rsid="0003da7b" style:font-name-asian="MS UI Gothic" style:font-size-asian="12pt" style:font-name-complex="Arial"/>
    </style:style>
    <style:style style:name="T12" style:family="text">
      <style:text-properties style:font-name="Arial" fo:font-size="12pt" officeooo:rsid="000fba35" style:font-name-asian="MS UI Gothic" style:font-size-asian="12pt" style:font-name-complex="Arial"/>
    </style:style>
    <style:style style:name="T13" style:family="text">
      <style:text-properties style:font-name="Arial" fo:font-size="12pt" fo:language="en" fo:country="GB" officeooo:rsid="000ce3f4" style:font-name-asian="MS UI Gothic" style:font-size-asian="12pt" style:language-asian="ja" style:country-asian="JP" style:font-name-complex="Arial"/>
    </style:style>
    <style:style style:name="T14" style:family="text">
      <style:text-properties style:font-name="Arial" fo:font-size="12pt" fo:font-weight="bold" officeooo:rsid="0007315f" style:font-name-asian="MS UI Gothic" style:font-size-asian="12pt" style:font-weight-asian="bold" style:font-name-complex="Arial" style:font-weight-complex="bold"/>
    </style:style>
    <style:style style:name="T15" style:family="text">
      <style:text-properties style:font-name="Arial" fo:font-size="12pt" fo:font-weight="bold" officeooo:rsid="000c95d3" style:font-name-asian="MS UI Gothic" style:font-size-asian="12pt" style:font-weight-asian="bold" style:font-name-complex="Arial" style:font-weight-complex="bold"/>
    </style:style>
    <style:style style:name="T16" style:family="text">
      <style:text-properties fo:font-size="12pt" officeooo:rsid="0007315f" style:font-size-asian="12pt" style:font-size-complex="12pt"/>
    </style:style>
    <style:style style:name="T17" style:family="text">
      <style:text-properties fo:font-size="12pt" officeooo:rsid="0007315f" style:font-size-asian="12pt" style:font-name-complex="Arial"/>
    </style:style>
    <style:style style:name="T18" style:family="text">
      <style:text-properties fo:font-size="12pt" officeooo:rsid="000ce3f4" style:font-size-asian="12pt" style:font-name-complex="Arial"/>
    </style:style>
    <style:style style:name="T19" style:family="text">
      <style:text-properties fo:font-size="12pt" officeooo:rsid="0003da7b" style:font-name-asian="MS UI Gothic" style:font-size-asian="12pt" style:font-name-complex="Arial"/>
    </style:style>
    <style:style style:name="T20" style:family="text">
      <style:text-properties fo:font-size="12pt" officeooo:rsid="000ce3f4" style:font-name-asian="MS UI Gothic" style:font-size-asian="12pt" style:font-name-complex="Arial"/>
    </style:style>
    <style:style style:name="T21" style:family="text">
      <style:text-properties fo:font-size="12pt" fo:font-weight="bold" officeooo:rsid="0007315f" style:font-size-asian="12pt" style:font-weight-asian="bold" style:font-size-complex="12pt" style:font-weight-complex="bold"/>
    </style:style>
    <style:style style:name="T22" style:family="text">
      <style:text-properties fo:font-size="12pt" fo:font-weight="bold" officeooo:rsid="0007315f" style:font-size-asian="12pt" style:font-weight-asian="bold" style:font-name-complex="Arial" style:font-weight-complex="bold"/>
    </style:style>
    <style:style style:name="T23" style:family="text">
      <style:text-properties officeooo:rsid="000ce3f4"/>
    </style:style>
    <style:style style:name="T24" style:family="text">
      <style:text-properties officeooo:rsid="000fba35"/>
    </style:style>
    <style:style style:name="T25" style:family="text">
      <style:text-properties fo:font-weight="bold" officeooo:rsid="0007315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6">Home</text:span></text:p>
      <text:p text:style-name="P3"><text:span text:style-name="T6">プロフィール</text:span></text:p>
      <text:p text:style-name="P3"><text:span text:style-name="T6">私の楽器</text:span></text:p>
      <text:p text:style-name="P3"><text:span text:style-name="T6">Blog</text:span></text:p>
      <text:p text:style-name="P3"><text:span text:style-name="T6">お知らせ</text:span></text:p>
      <text:p text:style-name="P3"><text:span text:style-name="T6">Contact &amp; Link</text:span></text:p>
      <text:p text:style-name="P3"><text:span text:style-name="T6"/></text:p>
      <text:p text:style-name="P4"><text:span text:style-name="T1"/></text:p>
      <text:p text:style-name="P4"><text:span text:style-name="T1"/></text:p>
      <text:p text:style-name="P3"><text:span text:style-name="T1">Home Page of Tomomi Okuno</text:span></text:p>
      <text:p text:style-name="P3"><text:span text:style-name="T1">バロック·フルーティスト、 奥野知美のホームページ</text:span></text:p>
      <text:p text:style-name="P3"><text:span text:style-name="T1"/></text:p>
      <text:p text:style-name="P5"><text:span text:style-name="T1">まるで詩を語りかけるようなバロック音楽の魅力を発見して以来、バロック·フルートに取り組んでいるバロック</text:span><text:span text:style-name="T2">·</text:span><text:span text:style-name="T1">フルーティスト、奥野知美です。</text:span></text:p>
      <text:p text:style-name="P5"><text:span text:style-name="T1"/></text:p>
      <text:p text:style-name="P6"><text:span text:style-name="T1">当然のことながら、約２００〜２５０年前の音声録音資料はもちろんありません。(っあ！でも、唯一、古典派ヨーゼフ</text:span><text:span text:style-name="T3">·</text:span><text:span text:style-name="T1">ハイドンが笛時計の為に作曲し、時計作り師と共に一つ一つの音の長さ、リズムを四苦八苦して設定</text:span><text:span text:style-name="T4">·作成</text:span><text:span text:style-name="T1">したと知られている貴重な笛時計の音声資料がウィーンにありますね。)ですから、当時どのように音楽が演奏されていたというのは、誰にもはっきりとは分からないのです。</text:span></text:p>
      <text:p text:style-name="P6"><text:span text:style-name="T1"/></text:p>
      <text:p text:style-name="P6"><text:span text:style-name="T1">私の仕事と課題は、当時の音楽家が理論付けした書物を元に、現在”公”に解釈されている限りの当時の演奏スタイル、様式、使われていた楽器を使用し演奏すること。そして、そこへプラス、今日の人々の耳に合うように”調味”し、聴衆の皆様へ”届ける”こと、「聴衆第一」だと考えています。ですから、”バロック</text:span><text:span text:style-name="T2">·フルーティスト</text:span><text:span text:style-name="T1">”と名乗っていますが、ルネサンス音楽、古典派、ロマン派、時には(依頼があればですが</text:span><text:span text:style-name="T7">···</text:span><text:span text:style-name="T1">)近現代派の音楽も演奏します。</text:span></text:p>
      <text:p text:style-name="P7"><text:span text:style-name="T1"/></text:p>
      <text:p text:style-name="P8"><text:span text:style-name="T1">現在、音楽分類のなかの片隅に置かれている”クラシック音楽”。そのまたクラシック音楽のなかの片隅に置かれているバロック音楽を含めた”古楽”。”古い音楽”って、ちょっと 学問的で</text:span>堅いイメージがあるかも知れません<text:span text:style-name="T5">···</text:span>。が！実は古楽はポピュラー<text:span text:style-name="T4">音楽や歌謡曲に似て、個々の曲の長さが短く(３〜５分、長くて１２分程)、小編成のグループで演奏されることや、音楽の情緒伝達に重点においているところ、地方の民謡や踊り音楽に似て、各国や地方独自の性格や言語、流行に合わせてできた音楽や舞踏音楽、しかも、(現在も昔そのままの演奏スタイルが口頭で引き続かれているアメリカ国土における古楽だと私は考えている)ジャズ音楽のようにベースラインとハーモニーのみが作曲者によって決まっていて、メロディーは適度に即興演奏されること</text:span><text:span text:style-name="T5">···</text:span><text:span text:style-name="T4">などなど、ロマン派の音楽とは比べようがないほど、共通点は本当にたくさんあるのです</text:span><text:span text:style-name="T5">！なので、是非、普段着で肩の力を抜いて、ほんと気軽に聴いて頂きたい分野であります。</text:span></text:p>
      <text:p text:style-name="P2"><text:span text:style-name="T5"/></text:p>
      <text:p text:style-name="P2"><text:span text:style-name="T5">まるで、棚の奥で眠っていた骨董品を表へ引き出し、しみじみと眺め、”味わう”かのような古楽の魅力を、少しでも聴衆の皆さんにお伝えしたい···これが私のやむことのない願いです。</text:span></text:p>
      <text:p text:style-name="P1"><text:span text:style-name="T5"/></text:p>
      <text:p text:style-name="P1"><text:span text:style-name="T5"/></text:p>
      <text:p text:style-name="P2"><text:span text:style-name="T5">奥野知美のプロフィール：</text:span></text:p>
      <text:p text:style-name="P9"><text:span text:style-name="T5"/></text:p>
      <text:p text:style-name="P10"><text:span text:style-name="T25">１９９２</text:span><text:span text:style-name="T5"> <text:s/>突然、自我流でフルートを始める。フルートを師事した先生無く、しかし地元ソロ</text:span><text:span text:style-name="T23">·コンテストにて度々一等賞受賞</text:span><text:span text:style-name="T24">。</text:span></text:p>
      <text:p text:style-name="P9"><text:span text:style-name="T23"/></text:p>
      <text:p text:style-name="P11"><text:span text:style-name="T21">１９９５</text:span><text:span text:style-name="T16"> <text:s/></text:span><text:span text:style-name="T17">奈良県立登美ヶ丘高等学校普通科進学、三浦美彦氏に本格的にフルートを師事。奈良県高等学校学生ソロ</text:span><text:span text:style-name="T18">·コンテストにて2年連続金賞受賞。</text:span></text:p>
      <text:p text:style-name="P11"><text:span text:style-name="T17"/></text:p>
      <text:p text:style-name="P11"><text:span text:style-name="T22">１９９８</text:span><text:span text:style-name="T17"> <text:s/>大阪芸術大学芸術学部演奏学科、山本恭平氏に師事。大阪芸術大学奨学生に選抜、奨学金を受ける。</text:span></text:p>
      <text:p text:style-name="P12"><text:span text:style-name="T17"/></text:p>
      <text:p text:style-name="P12"><text:soft-page-break/><text:span text:style-name="T22">２００３</text:span><text:span text:style-name="T17"> <text:s/></text:span><text:span text:style-name="T8">佛教大学通信教育部教育学科にて小学校教諭免許状取得、小学校で勤務の傍ら”心に訴える演奏”をモットーに演奏活動。</text:span></text:p>
      <text:p text:style-name="P12"><text:span text:style-name="T8"/></text:p>
      <text:p text:style-name="P12"><text:span text:style-name="T14">２００５</text:span><text:span text:style-name="T8"> <text:s/>ドイツへ留学。Berufsfachschule für Musik in Dinkelsbühlにて、エリザベート</text:span><text:span text:style-name="T9">·リースベック氏に師事。バロック·フルートをアドリアン·ヴェルテ氏のもとに学び始める。ドイツ各地でソロ</text:span><text:span text:style-name="T10">·リサイタル</text:span><text:span text:style-name="T9">、またはアンサンブルで演奏。”金の魔法の笛”と称され、度々好評を得る。</text:span></text:p>
      <text:p text:style-name="P13"><text:span text:style-name="T9"/></text:p>
      <text:p text:style-name="P13"><text:span text:style-name="T15">２００７</text:span><text:span text:style-name="T9"> <text:s/></text:span><text:span text:style-name="T11">オーストリア</text:span><text:span text:style-name="T20">へ留学。</text:span><text:span text:style-name="T19">ウィーン</text:span><text:span text:style-name="T10">Konservatorium Privatuniversit</text:span><text:span text:style-name="T13">ä</text:span><text:span text:style-name="T10">tにてラインハルド·ツァッシュ氏に師事。在学中、渡英。ツァッシュ氏の推薦により、</text:span><text:span text:style-name="T12">Royal Academy of Musicロンドン</text:span><text:span text:style-name="T10">にてバロック·フルートをリサ·ベツノシウク氏、ナンシー·ヘッドン氏に師事。</text:span></text:p>
      <text:p text:style-name="P12"><text:span text:style-name="T10"/></text:p>
      <text:p text:style-name="P12"><text:span text:style-name="T10">現在、後進の音楽指導に当たる傍ら、ヨーロッパ内音楽楽器博物館の協力を得て、古楽器(主にフルート、クラリネット)の物理学的なリサーチ、またソロや室内楽のリサイタルを行う。</text:span></text:p>
      <text:p text:style-name="P12"><text:span text:style-name="T10"/></text:p>
      <text:p text:style-name="P12"><text:span text:style-name="T10"/></text:p>
      <text:p text:style-name="P12"><text:span text:style-name="T10">私の楽器：</text:span></text:p>
      <text:p text:style-name="P12"><text:span text:style-name="T10"/></text:p>
      <text:p text:style-name="P12"><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URW Chancery L" svg:font-family="'URW Chancery L'" style:font-pitch="variable"/>
    <style:font-face style:name="MS UI Gothic" svg:font-family="'MS UI Gothic'"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1" style:font-size-asian="10.5pt" style:language-asian="ja" style:country-asian="JP"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9-27T12:33:58</meta:creation-date>
    <dc:date>2010-09-27T15:49:12</dc:date>
    <meta:editing-duration>PT01H50M22S</meta:editing-duration>
    <meta:editing-cycles>9</meta:editing-cycles>
    <meta:generator>OpenOffice.org/3.2$Unix OpenOffice.org_project/320m19$Build-9505</meta:generator>
    <meta:document-statistic meta:table-count="0" meta:image-count="0" meta:object-count="0" meta:page-count="2" meta:paragraph-count="22" meta:word-count="762" meta:character-count="1716"/>
  </office:meta>
</office:document-meta>
</file>